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4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9]*[.AC59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1]*[.AC71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72]*[.AC72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4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4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4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4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4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4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4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4" table:formula="of:=[.AB107]*[.AC107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4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3]*[.AC113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4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4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4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4" table:formula="of:=[.AB131]*[.AC131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4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4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4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4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4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3" calcext:value-type="float">
            <text:p>43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4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4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64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21" calcext:value-type="float">
            <text:p>21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21" calcext:value-type="float">
            <text:p>21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4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2]*[.AC242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4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4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4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1]*[.AC271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4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4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2]*[.AC282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4" table:formula="of:=[.AB283]*[.AC283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0]*[.AC330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4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4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4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4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4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4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4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4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4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4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4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4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4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4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4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4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4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4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4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4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4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4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3]=&quot;Power board&quot;;[.B403]*2;[.B40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4]*[.AC40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3:.G404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1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4" table:formula="of:=[.G405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7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08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8]*[.AC40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7:.G408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1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4" table:formula="of:=[.G409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1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4" table:formula="of:=[.G411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2]=&quot;Power board&quot;;[.B412]*2;[.B412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4]*[.AC414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3:.G416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4" table:formula="of:=[.G417]" office:value-type="float" office:value="6" calcext:value-type="float">
            <text:p>6</text:p>
          </table:table-cell>
          <table:table-cell table:style-name="ce164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8]=&quot;Power board&quot;;[.B418]*2;[.B41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8:.G419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0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3" table:formula="of:=[.G420]" office:value-type="float" office:value="6" calcext:value-type="float">
            <text:p>6</text:p>
          </table:table-cell>
          <table:table-cell table:style-name="ce164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2]=&quot;Power board&quot;;[.B422]*2;[.B42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2:.G423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4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0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3" table:formula="of:=[.G424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6]=&quot;Power board&quot;;[.B426]*2;[.B426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0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3" table:formula="of:=[.G426]" office:value-type="float" office:value="1" calcext:value-type="float">
            <text:p>1</text:p>
          </table:table-cell>
          <table:table-cell table:style-name="ce164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7:.G430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1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3:.G436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1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9:.G440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1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4" table:formula="of:=[.G441]" office:value-type="float" office:value="0.73" calcext:value-type="float">
            <text:p>1</text:p>
          </table:table-cell>
          <table:table-cell table:style-name="ce164" table:formula="of:=[.AB441]*[.AC441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3:.G444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1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4" table:formula="of:=[.G445]" office:value-type="float" office:value="0.73" calcext:value-type="float">
            <text:p>1</text:p>
          </table:table-cell>
          <table:table-cell table:style-name="ce164" table:formula="of:=[.AB445]*[.AC445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7:.G453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0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3" table:formula="of:=[.G454]" office:value-type="float" office:value="1.77" calcext:value-type="float">
            <text:p>2</text:p>
          </table:table-cell>
          <table:table-cell table:style-name="ce164" table:formula="of:=[.AB454]*[.AC454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6]=&quot;Power board&quot;;[.B456]*2;[.B456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0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4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0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4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6:.AD458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4]+[.AD341]+[.AD393]+[.AD459]" office:value-type="currency" office:currency="EUR" office:value="286.2376" calcext:value-type="currency">
            <text:p>286,24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1]+[.AD466]" office:value-type="currency" office:currency="EUR" office:value="407.2376" calcext:value-type="currency">
            <text:p>407,24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08:58:26.040966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5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5T09:03:36.032294973</dc:date>
    <meta:editing-cycles>1713</meta:editing-cycles>
    <meta:editing-duration>P12DT3H14M15S</meta:editing-duration>
    <meta:generator>LibreOffice/5.2.3.3$Linux_X86_64 LibreOffice_project/d54a8868f08a7b39642414cf2c8ef2f228f780cf</meta:generator>
    <meta:document-statistic meta:table-count="1" meta:cell-count="63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